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ous Pro" svg:font-family="'Anonymous Pro', monospace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Menlo, Courier, Verdana, sans-serif"/>
    <style:font-face style:name="Georgia" svg:font-family="Georgia, Times, serif"/>
    <style:font-face style:name="helvetica" svg:font-family="helvetica, arial, 'lucida grande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565e" officeooo:paragraph-rsid="0008565e"/>
    </style:style>
    <style:style style:name="P2" style:family="paragraph" style:parent-style-name="Standard">
      <style:text-properties officeooo:paragraph-rsid="0008565e"/>
    </style:style>
    <style:style style:name="P3" style:family="paragraph" style:parent-style-name="Standard">
      <style:text-properties fo:font-variant="normal" fo:text-transform="none" fo:color="#222222" style:font-name="Consolas" fo:font-size="9.75pt" fo:letter-spacing="normal" fo:font-style="normal" fo:font-weight="normal" officeooo:rsid="0008565e" officeooo:paragraph-rsid="0008565e"/>
    </style:style>
    <style:style style:name="P4" style:family="paragraph" style:parent-style-name="Text_20_body">
      <style:text-properties officeooo:rsid="0008565e" officeooo:paragraph-rsid="0008565e"/>
    </style:style>
    <style:style style:name="P5" style:family="paragraph" style:parent-style-name="Preformatted_20_Text">
      <style:text-properties fo:font-variant="normal" fo:text-transform="none" fo:color="#111111" style:font-name="Consolas1" fo:font-size="10.5pt" fo:letter-spacing="normal" fo:font-style="normal" fo:font-weight="normal" officeooo:rsid="0008565e" officeooo:paragraph-rsid="0008565e"/>
    </style:style>
    <style:style style:name="P6" style:family="paragraph" style:parent-style-name="Standard">
      <style:text-properties fo:font-variant="normal" fo:text-transform="none" fo:color="#000000" style:font-name="Anonymous Pro" fo:font-size="12pt" fo:letter-spacing="normal" fo:font-style="normal" fo:font-weight="normal" officeooo:rsid="0008565e" officeooo:paragraph-rsid="0008565e"/>
    </style:style>
    <style:style style:name="P7" style:family="paragraph" style:parent-style-name="Standard">
      <style:text-properties officeooo:rsid="0008565e" officeooo:paragraph-rsid="000d5ffd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widows="1" fo:text-indent="0in" style:auto-text-indent="false" fo:padding="0in" fo:border="none"/>
    </style:style>
    <style:style style:name="T1" style:family="text">
      <style:text-properties officeooo:rsid="0008565e"/>
    </style:style>
    <style:style style:name="T2" style:family="text">
      <style:text-properties fo:font-variant="normal" fo:text-transform="none" fo:color="#111111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111111" style:font-name="Arial" fo:font-size="10.5pt" fo:letter-spacing="normal" fo:font-style="normal" fo:font-weight="normal" fo:padding="0in" fo:border="none"/>
    </style:style>
    <style:style style:name="T4" style:family="text">
      <style:text-properties fo:font-variant="normal" fo:text-transform="none" fo:color="#000000" style:font-name="Anonymous Pro" fo:font-size="12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f5871f" style:font-name="Anonymous Pro" fo:font-size="12pt" fo:letter-spacing="normal" fo:font-style="normal" fo:font-weight="normal"/>
    </style:style>
    <style:style style:name="T7" style:family="text">
      <style:text-properties fo:font-variant="normal" fo:text-transform="none" fo:color="#7a7a7a" style:font-name="Georgia" fo:font-size="10.5pt" fo:letter-spacing="normal" fo:font-style="normal" fo:padding="0in" fo:border="none"/>
    </style:style>
    <style:style style:name="T8" style:family="text">
      <style:text-properties fo:font-variant="normal" fo:text-transform="none" fo:color="#141823" fo:letter-spacing="normal"/>
    </style:style>
    <style:style style:name="T9" style:family="text">
      <style:text-properties fo:font-variant="normal" fo:text-transform="none" fo:color="#141823" style:font-name="helvetica" fo:font-size="9pt" fo:letter-spacing="normal" fo:font-style="normal" fo:font-weight="normal"/>
    </style:style>
    <style:style style:name="T10" style:family="text">
      <style:text-properties fo:font-variant="normal" fo:text-transform="none" fo:color="#141823" style:font-name="helvetica" fo:font-size="9pt" fo:letter-spacing="normal" fo:font-style="normal" fo:font-weight="normal" officeooo:rsid="000ac6e0"/>
    </style:style>
    <style:style style:name="T11" style:family="text">
      <style:text-properties officeooo:rsid="000ac6e0"/>
    </style:style>
    <style:style style:name="T12" style:family="text">
      <style:text-properties officeooo:rsid="000bf268"/>
    </style:style>
    <style:style style:name="T13" style:family="text">
      <style:text-properties officeooo:rsid="000d5ffd"/>
    </style:style>
    <text:list-style style:name="L1">
      <text:list-level-style-bullet text:level="1" text:style-name="Bullet_20_Symbols" style:num-suffix="." text:bullet-char="•">
        <style:list-level-properties text:space-before="1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y <text:span text:style-name="T13">P</text:span>erchik </text:p>
      <text:p text:style-name="P1">305031817</text:p>
      <text:p text:style-name="P1"/>
      <text:p text:style-name="P2"><text:span text:style-name="T1">* There is no http server code I used: </text:span><text:span text:style-name="T8"> </text:span><text:span text:style-name="T9">sudo python -m SimpleHTTPServer 80 </text:span><text:span text:style-name="T10">to open a server</text:span></text:p>
      <text:p text:style-name="P1">* <text:span text:style-name="T12">All the print sreens are available in the folder</text:span></text:p>
      <text:p text:style-name="P7">* <text:span text:style-name="T13">You can see the Exercise in </text:span><text:a xlink:type="simple" xlink:href="https://github.com/shayp/CollmanCyberEx2/"><text:span text:style-name="T13">https://github.com/shayp/CollmanCyberEx2/</text:span></text:a></text:p>
      <text:p text:style-name="P7"/>
      <text:p text:style-name="P1">a. <text:span text:style-name="T11">R</text:span>ules of IPtaBles <text:span text:style-name="T11">I</text:span> co<text:span text:style-name="T11">n</text:span>figured and how</text:p>
      <text:p text:style-name="P1"><text:tab/>1. SYN flood. </text:p>
      <text:p text:style-name="P5"><text:tab/></text:p>
      <text:p text:style-name="P5"><text:tab/><text:tab/>iptables -A INPUT -p tcp --syn -m limit --limit 1/s --limit-burst 3 -j RETURN</text:p>
      <text:p text:style-name="P4"><text:span text:style-name="Strong_20_Emphasis"><text:span text:style-name="T3"><text:tab/><text:tab/>--limit 1/s</text:span></text:span><text:span text:style-name="T2">: Maximum average matching rate in seconds</text:span></text:p>
      <text:list xml:id="list1761817748116153683" text:style-name="L1">
        <text:list-item>
          <text:p text:style-name="P8"><text:span text:style-name="Strong_20_Emphasis"><text:span text:style-name="T3">limit-burst 3</text:span></text:span><text:span text:style-name="T2">: Maximum initial number of packets to match</text:span></text:p>
        </text:list-item>
      </text:list>
      <text:p text:style-name="P1"><text:tab/>2. UDP flood. </text:p>
      <text:p text:style-name="P6"><text:tab/><text:tab/>iptables -N udp-flood </text:p>
      <text:p text:style-name="P1"><text:span text:style-name="T4"><text:tab/><text:tab/>iptables -A OUTPUT</text:span><text:span text:style-name="T5"> </text:span><text:span text:style-name="T4">-p udp -j udp-flood </text:span></text:p>
      <text:p text:style-name="P1"><text:span text:style-name="T4"><text:tab/><text:tab/>iptables -A udp-flood -p udp -m limit --limit </text:span><text:span text:style-name="T6">50</text:span><text:span text:style-name="T4">/s -j RETURN</text:span></text:p>
      <text:p text:style-name="P6"><text:tab/><text:tab/>iptables -A udp-flood -j DROP</text:p>
      <text:p text:style-name="P1"><text:tab/>3. Any connection with 6.6.6.6 is blocked </text:p>
      <text:p text:style-name="P5"><text:tab/><text:tab/>iptables -A INPUT -s IP-6.6.6.6 -j DROP</text:p>
      <text:p text:style-name="P1"><text:tab/>4. Block all ICMP packets from outside. </text:p>
      <text:p text:style-name="P2"><text:span text:style-name="T1"><text:tab/><text:tab/></text:span><text:span text:style-name="Strong_20_Emphasis"><text:span text:style-name="T7">iptables –A INPUT –p icmp –icmp-type echo-request –j DROP</text:span></text:span></text:p>
      <text:p text:style-name="P1"><text:tab/>5. Add a log for line from iptables for each dns response </text:p>
      <text:p text:style-name="P3"><text:tab/><text:tab/>iptables -A INPUT -m u32 -p udp --sport 53 <text:s/>-j LOG</text:p>
      <text:p text:style-name="P1"><text:tab/>6. Perform SYN flood attack on your http server. Attach a pcap file, before and after <text:tab/><text:tab/> <text:s text:c="3"/>configuring the rules. </text:p>
      <text:p text:style-name="P1"><text:tab/> <text:s text:c="3"/>Do you see any difference?</text:p>
      <text:p text:style-name="P1"><text:span text:style-name="T12">b</text:span>. Describe the behavior of the server during the attack. What do you see? </text:p>
      <text:p text:style-name="P1"><text:tab/>During the attack the server gets tons of packets which delays the server <text:span text:style-name="T11">behavior</text:span></text:p>
      <text:p text:style-name="P1">d. An explanation how to run/compile the code. The code must be well organized and documented as </text:p>
      <text:p text:style-name="P1"><text:tab/>In order to run the code cal<text:span text:style-name="T12">l</text:span> Exrc2.py -h for details</text:p>
      <text:p text:style-name="P1">e. Each print screen must have your id (shown in the screen somewhere – not added to the photo)</text:p>
      <text:p text:style-name="P1"><text:tab/><text:span text:style-name="T12">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onymous Pro" svg:font-family="'Anonymous Pro', monospace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Menlo, Courier, Verdana, sans-serif"/>
    <style:font-face style:name="Georgia" svg:font-family="Georgia, Times, serif"/>
    <style:font-face style:name="helvetica" svg:font-family="helvetica, arial, 'lucida grande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5:53:54.944688399</meta:creation-date>
    <dc:date>2015-05-04T17:01:13.222792111</dc:date>
    <meta:editing-duration>PT42M9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30" meta:word-count="269" meta:character-count="1507" meta:non-whitespace-character-count="1221"/>
  </office:meta>
</office:document-meta>
</file>